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25in" fo:margin-right="0in" fo:margin-top="0.1252in" fo:margin-bottom="0.1252in" loext:contextual-spacing="false" fo:line-height="100%" fo:text-indent="0in" style:auto-text-indent="false"/>
    </style:style>
    <style:style style:name="P2" style:family="paragraph" style:parent-style-name="Standard">
      <style:paragraph-properties fo:margin-left="0.25in" fo:margin-right="0in" fo:margin-top="0.1252in" fo:margin-bottom="0.1252in" loext:contextual-spacing="false" fo:line-height="100%" fo:text-indent="0.25in" style:auto-text-indent="false"/>
    </style:style>
    <style:style style:name="P3" style:family="paragraph" style:parent-style-name="Standard">
      <style:paragraph-properties fo:margin-left="0in" fo:margin-right="0in" fo:margin-top="0.1252in" fo:margin-bottom="0.1252in" loext:contextual-spacing="false" fo:line-height="100%" fo:text-indent="0in" style:auto-text-indent="false"/>
    </style:style>
    <style:style style:name="P4" style:family="paragraph" style:parent-style-name="Standard">
      <style:paragraph-properties fo:margin-left="0in" fo:margin-right="0in" fo:margin-top="0.1252in" fo:margin-bottom="0.1252in" loext:contextual-spacing="false" fo:line-height="100%" fo:text-indent="0.5in" style:auto-text-indent="false"/>
    </style:style>
    <style:style style:name="P5" style:family="paragraph" style:parent-style-name="Standard">
      <style:paragraph-properties fo:margin-top="0.1252in" fo:margin-bottom="0.1252in" loext:contextual-spacing="false" fo:line-height="100%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style:font-name="Times New Roman" fo:font-size="7pt" style:font-name-asian="Times New Roman1" style:font-size-asian="7pt" style:font-name-complex="Times New Roman1" style:font-size-complex="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quipo - Partido</text:p>
      <text:p text:style-name="P1"><text:span text:style-name="T1"><text:s/></text:span>¿Cuántos equipos disputan un determinado partido? (1,n)</text:p>
      <text:p text:style-name="P1">¿Cuántos partidos puede disputar un determinado equipo?: (1,n)</text:p>
      <text:p text:style-name="P2">N:M </text:p>
      <text:p text:style-name="P3">Jugador - Equipo</text:p>
      <text:p text:style-name="P1">¿Cuántos jugadores pertenecen un determinado equipo? (1,n)</text:p>
      <text:p text:style-name="P1"><text:span text:style-name="T1"><text:s/></text:span>¿A cuántos equipos puede pertenecer un determinado jugador?(1,1)</text:p>
      <text:p text:style-name="P2">1:N</text:p>
      <text:p text:style-name="P1">¿Cuántos jugadores juegan un determinado partido?: Min 1, máx n</text:p>
      <text:p text:style-name="P1">¿Cuántos partidos puede jugar un determinado jugador?:(0,n)</text:p>
      <text:p text:style-name="P4">N:M</text:p>
      <text:p text:style-name="P5"><text:s/>Árbitro - Partido</text:p>
      <text:p text:style-name="P1">¿Cuántos árbitros intervienen un determinado partido?(1,n)</text:p>
      <text:p text:style-name="P1">¿En cuántos partidos puede intervenir un determinado árbitro? <text:s/>(1,n)</text:p>
      <text:p text:style-name="P4"><text:s/>N:M</text:p>
      <text:p text:style-name="P1"><text:s/></text:p>
      <text:p text:style-name="P3">Partido - Linea de Acta</text:p>
      <text:p text:style-name="P3">¿Cuántos partidos generan una determinada línea de acta?(1,1)</text:p>
      <text:p text:style-name="P1">¿Cuántas líneas de acta pueden ser generadas en un determinado partido?(1,n)</text:p>
      <text:p text:style-name="P1">1: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0" meta:word-count="100" meta:character-count="717" meta:non-whitespace-character-count="629"/>
    <meta:generator>LibreOfficeDev/6.0.5.2$Linux_X86_64 LibreOffice_project/</meta:generator>
  </office:meta>
</office:document-meta>
</file>